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onar Contratos Marco en Odoo 17</text:span></text:h>
      <text:h text:style-name="Heading_20_4" text:outline-level="4"><text:span text:style-name="Strong_20_Emphasis">1. Activar las Funciones Relacionadas con Contratos Marco</text:span></text:h>
      <text:list text:style-name="L7">
        <text:list-item>
          <text:p text:style-name="P14">Accede al módulo <text:span text:style-name="Strong_20_Emphasis">Ajustes</text:span>.</text:p>
        </text:list-item>
        <text:list-item>
          <text:p text:style-name="P14">En la sección <text:span text:style-name="Strong_20_Emphasis">Compras</text:span>, activa las siguientes opciones:</text:p>
          <text:list>
            <text:list-item>
              <text:p text:style-name="P14"><text:span text:style-name="Strong_20_Emphasis">Acuerdos de compra</text:span>: Permite gestionar contratos y solicitudes de precios avanzadas.</text:p>
            </text:list-item>
            <text:list-item>
              <text:p text:style-name="P14">Opcionalmente, activa <text:span text:style-name="Strong_20_Emphasis">Aprobación del pedido de compra</text:span> si necesitas una autorización para compras específicas.</text:p>
            </text:list-item>
          </text:list>
        </text:list-item>
        <text:list-item>
          <text:p text:style-name="P13">Haz clic en <text:span text:style-name="Strong_20_Emphasis">Guardar</text:span> para confirmar los cambios.</text:p>
        </text:list-item>
      </text:list>
      <text:p text:style-name="Horizontal_20_Line"/>
      <text:h text:style-name="Heading_20_4" text:outline-level="4"><text:span text:style-name="Strong_20_Emphasis">2. Crear un Nuevo Contrato Marco</text:span></text:h>
      <text:list text:style-name="L8">
        <text:list-item>
          <text:p text:style-name="P15">Ve al módulo <text:span text:style-name="Strong_20_Emphasis">Compras</text:span> y selecciona <text:span text:style-name="Strong_20_Emphasis">Acuerdos de Compra</text:span> en el menú lateral.</text:p>
        </text:list-item>
        <text:list-item>
          <text:p text:style-name="P15">Haz clic en <text:span text:style-name="Strong_20_Emphasis">Crear</text:span> para iniciar un nuevo acuerdo.</text:p>
        </text:list-item>
        <text:list-item>
          <text:p text:style-name="P15">Completa los siguientes campos:</text:p>
          <text:list>
            <text:list-item>
              <text:p text:style-name="P16"><text:span text:style-name="Strong_20_Emphasis">Nombre del acuerdo</text:span>: Describe brevemente el contrato marco.</text:p>
            </text:list-item>
            <text:list-item>
              <text:p text:style-name="P16"><text:span text:style-name="Strong_20_Emphasis">Tipo de acuerdo</text:span>: Selecciona entre:</text:p>
              <text:list>
                <text:list-item>
                  <text:p text:style-name="P16"><text:span text:style-name="Strong_20_Emphasis">Pedido Abierto</text:span>: Para contratos con pedidos recurrentes según necesidad.</text:p>
                </text:list-item>
                <text:list-item>
                  <text:p text:style-name="P16"><text:span text:style-name="Strong_20_Emphasis">Solicitud de precios</text:span>: Para obtener precios de varios proveedores antes de formalizar.</text:p>
                </text:list-item>
              </text:list>
            </text:list-item>
            <text:list-item>
              <text:p text:style-name="P16"><text:span text:style-name="Strong_20_Emphasis">Proveedor</text:span>: Selecciona el proveedor con el que estás firmando el contrato.</text:p>
            </text:list-item>
            <text:list-item>
              <text:p text:style-name="P16"><text:span text:style-name="Strong_20_Emphasis">Duración</text:span>: Define la fecha de inicio y fin del contrato.</text:p>
            </text:list-item>
          </text:list>
        </text:list-item>
        <text:list-item>
          <text:p text:style-name="P15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3. Agregar Líneas de Productos</text:span></text:h>
      <text:list text:style-name="L9">
        <text:list-item>
          <text:p text:style-name="P17">En la sección de productos dentro del acuerdo de compra, agrega los artículos que forman parte del contrato marco.</text:p>
        </text:list-item>
        <text:list-item>
          <text:p text:style-name="P17">Define los detalles clave:</text:p>
          <text:list>
            <text:list-item>
              <text:p text:style-name="P18"><text:span text:style-name="Strong_20_Emphasis">Cantidad mínima y máxima</text:span>: Especifica los límites acordados.</text:p>
            </text:list-item>
            <text:list-item>
              <text:p text:style-name="P18"><text:span text:style-name="Strong_20_Emphasis">Precio acordado</text:span>: Ingresa el precio negociado con el proveedor.</text:p>
            </text:list-item>
            <text:list-item>
              <text:p text:style-name="P18"><text:span text:style-name="Strong_20_Emphasis">Condiciones especiales</text:span>: Añade notas o restricciones específicas.</text:p>
            </text:list-item>
          </text:list>
        </text:list-item>
        <text:list-item>
          <text:p text:style-name="P17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4. Usar el Contrato Marco en Pedidos de Compra</text:span></text:h>
      <text:list text:style-name="L10">
        <text:list-item>
          <text:p text:style-name="P20">Cuando crees un pedido de compra, selecciona el contrato marco correspondiente en el formulario del pedido.</text:p>
        </text:list-item>
        <text:list-item>
          <text:p text:style-name="P20">Odoo completará automáticamente los detalles del proveedor y los productos según lo estipulado en el contrato.</text:p>
        </text:list-item>
        <text:list-item>
          <text:p text:style-name="P19">Verifica la información, realiza ajustes si es necesario, y confirma el pedido.</text:p>
        </text:list-item>
      </text:list>
      <text:p text:style-name="Horizontal_20_Line"><text:soft-page-break/></text:p>
      <text:h text:style-name="Heading_20_4" text:outline-level="4"><text:span text:style-name="Strong_20_Emphasis">5. Supervisar el Cumplimiento del Contrato</text:span></text:h>
      <text:list text:style-name="L11">
        <text:list-item>
          <text:p text:style-name="P21">Ve al módulo <text:span text:style-name="Strong_20_Emphasis">Compras</text:span> y revisa el contrato para monitorear su progreso:</text:p>
          <text:list>
            <text:list-item>
              <text:p text:style-name="P22"><text:span text:style-name="Strong_20_Emphasis">Cantidades entregadas frente a lo acordado</text:span>.</text:p>
            </text:list-item>
            <text:list-item>
              <text:p text:style-name="P22"><text:span text:style-name="Strong_20_Emphasis">Fechas de entrega cumplidas</text:span>.</text:p>
            </text:list-item>
          </text:list>
        </text:list-item>
        <text:list-item>
          <text:p text:style-name="P21">Realiza ajustes a los parámetros del contrato si se realizan cambios o se renuevan condiciones.</text:p>
        </text:list-item>
      </text:list>
      <text:p text:style-name="Horizontal_20_Line"/>
      <text:h text:style-name="Heading_20_4" text:outline-level="4"><text:span text:style-name="Strong_20_Emphasis">6. Cierre del Contrato Marco</text:span></text:h>
      <text:list text:style-name="L12">
        <text:list-item>
          <text:p text:style-name="P24">Una vez que se haya cumplido el periodo de validez o todas las condiciones del contrato, márcalo como <text:span text:style-name="Strong_20_Emphasis">Cerrado</text:span>.</text:p>
        </text:list-item>
        <text:list-item>
          <text:p text:style-name="P23">Registra cualquier observación adicional para referencia futura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50:11.463851125</meta:creation-date>
    <dc:date>2024-12-10T03:22:37.031106100</dc:date>
    <meta:editing-duration>PT8M26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37" meta:word-count="363" meta:character-count="2234" meta:non-whitespace-character-count="1938"/>
  </office:meta>
</office:document-meta>
</file>